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end="Arrow" draw:marker-end-width="0.153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dash" draw:stroke-dash="Fine_20_Dashed_20__28_var_29_" svg:stroke-width="0.051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dash" draw:stroke-dash="Fine_20_Dashed" svg:stroke-width="0.025cm" draw:marker-start-width="0.254cm" draw:marker-end-width="0.254cm" draw:textarea-horizontal-align="center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draw:marker-start="Arrow" draw:marker-start-width="0.152cm" draw:marker-end="Arrow" draw:marker-end-width="0.153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false" fo:min-height="0cm" fo:min-width="1.804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false" fo:min-height="0.335cm" fo:min-width="3.078cm" fo:padding-top="0.15cm" fo:padding-bottom="0.15cm" fo:padding-left="0.275cm" fo:padding-right="0.275cm"/>
    </style:style>
    <style:style style:name="gr9" style:family="graphic" style:parent-style-name="standard">
      <style:graphic-properties svg:stroke-width="0.025cm" draw:marker-start-width="0.254cm" draw:marker-end="Arrow" draw:marker-end-width="0.102cm" draw:textarea-horizontal-align="center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T1" style:family="text">
      <style:text-properties fo:font-family="Arial" style:font-style-name="Normal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2" style:family="text">
      <style:text-properties style:text-position="sub 75%" fo:font-family="Arial" style:font-style-name="Normal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family="Arial" style:font-style-name="Normal" style:font-family-generic="swiss" style:font-pitch="variable" fo:font-size="10pt" style:font-family-asian="Arial" style:font-style-name-asian="Normal" style:font-family-generic-asian="swiss" style:font-pitch-asian="variable" style:font-size-asian="10pt" style:font-family-complex="Arial" style:font-style-name-complex="Normal" style:font-family-generic-complex="swiss" style:font-pitch-complex="variable" style:font-size-complex="10pt"/>
    </style:style>
    <style:style style:name="T5" style:family="text">
      <style:text-properties style:text-position="sub 58%" fo:font-size="10pt" style:font-size-asian="10pt" style:font-size-complex="10pt"/>
    </style:style>
    <style:style style:name="T6" style:family="text">
      <style:text-properties style:text-position="sub 75%"/>
    </style:style>
    <style:style style:name="T7" style:family="text">
      <style:text-properties style:text-position="sub 75%" fo:font-family="Arial" style:font-family-generic="roman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8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08cm" svg:y1="14.335cm" svg:x2="6.08cm" svg:y2="5.445cm">
          <text:p/>
        </draw:line>
        <draw:line draw:style-name="gr1" draw:text-style-name="P1" draw:layer="layout" svg:x1="6.08cm" svg:y1="14.335cm" svg:x2="18.145cm" svg:y2="14.335cm">
          <text:p/>
        </draw:line>
        <draw:path draw:style-name="gr2" draw:text-style-name="P1" draw:layer="layout" svg:width="9.339cm" svg:height="2.158cm" draw:transform="rotate (-0.741939465023836) translate (8.52807415832833cm 7.38891684294707cm)" svg:viewBox="0 0 9340 2159" svg:d="m0-436c0 0 3123 1196 5210 1936 457 113 1155-157 1581-360 1285-615 2549-1772 2549-1772">
          <text:p/>
        </draw:path>
        <draw:line draw:style-name="gr3" draw:text-style-name="P1" draw:layer="layout" svg:x1="10.899cm" svg:y1="12.43cm" svg:x2="11.795cm" svg:y2="14.335cm">
          <text:p/>
        </draw:line>
        <draw:line draw:style-name="gr4" draw:text-style-name="P1" draw:layer="layout" svg:x1="8.396cm" svg:y1="14.335cm" svg:x2="8.396cm" svg:y2="6.715cm">
          <text:p/>
        </draw:line>
        <draw:line draw:style-name="gr3" draw:text-style-name="P1" draw:layer="layout" svg:x1="8.396cm" svg:y1="7.533cm" svg:x2="7.761cm" svg:y2="6.263cm">
          <text:p/>
        </draw:line>
        <draw:line draw:style-name="gr4" draw:text-style-name="P1" draw:layer="layout" svg:x1="15.413cm" svg:y1="14.335cm" svg:x2="15.413cm" svg:y2="6.715cm">
          <text:p/>
        </draw:line>
        <draw:line draw:style-name="gr4" draw:text-style-name="P1" draw:layer="layout" svg:x1="11.795cm" svg:y1="14.335cm" svg:x2="11.795cm" svg:y2="6.715cm">
          <text:p/>
        </draw:line>
        <draw:path draw:style-name="gr3" draw:text-style-name="P1" draw:layer="layout" svg:width="6.767cm" svg:height="0.671cm" draw:transform="rotate (-1.50342661766882) translate (12.4358866668248cm 6.68282358978169cm)" svg:viewBox="0 0 6768 672" svg:d="m0-23438c5-78 5092 344 6136 136 720-319 671-755 584-569">
          <text:p/>
        </draw:path>
        <draw:line draw:style-name="gr4" draw:text-style-name="P1" draw:layer="layout" svg:x1="11.795cm" svg:y1="13.065cm" svg:x2="6.08cm" svg:y2="13.065cm">
          <text:p/>
        </draw:line>
        <draw:frame draw:style-name="gr5" draw:layer="layout" svg:width="0.903cm" svg:height="1.012cm" svg:x="5.177cm" svg:y="12.48cm">
          <draw:text-box>
            <text:p>1</text:p>
          </draw:text-box>
        </draw:frame>
        <draw:frame draw:style-name="gr5" draw:layer="layout" svg:width="1.644cm" svg:height="1.012cm" svg:x="7.611cm" svg:y="14.335cm">
          <draw:text-box>
            <text:p>-1/2</text:p>
          </draw:text-box>
        </draw:frame>
        <draw:frame draw:style-name="gr5" draw:layer="layout" svg:width="1.433cm" svg:height="1.012cm" svg:x="14.513cm" svg:y="14.335cm">
          <draw:text-box>
            <text:p>1/2</text:p>
          </draw:text-box>
        </draw:frame>
        <draw:frame draw:style-name="gr5" draw:layer="layout" svg:width="0.903cm" svg:height="1.012cm" svg:x="11.374cm" svg:y="14.335cm">
          <draw:text-box>
            <text:p>0</text:p>
          </draw:text-box>
        </draw:frame>
        <draw:frame draw:style-name="gr5" draw:layer="layout" svg:width="1.297cm" svg:height="1.136cm" svg:x="5.02cm" svg:y="5.293cm">
          <draw:text-box>
            <text:p><text:span text:style-name="T1">Φ</text:span><text:span text:style-name="T2">k</text:span></text:p>
          </draw:text-box>
        </draw:frame>
        <draw:line draw:style-name="gr6" draw:text-style-name="P1" draw:layer="layout" svg:x1="11.185cm" svg:y1="15.223cm" svg:x2="12.455cm" svg:y2="15.223cm">
          <text:p/>
        </draw:line>
        <draw:frame draw:style-name="gr7" draw:layer="layout" svg:width="1.255cm" svg:height="1.012cm" svg:x="10.726cm" svg:y="15.174cm">
          <draw:text-box>
            <text:p>2e</text:p>
          </draw:text-box>
        </draw:frame>
        <draw:frame draw:style-name="gr8" draw:text-style-name="P2" draw:layer="layout" svg:width="1.509cm" svg:height="0.811cm" svg:x="11.374cm" svg:y="15.174cm">
          <draw:text-box>
            <text:p><text:span text:style-name="T3">-1/</text:span><text:span text:style-name="T4">ρ</text:span><text:span text:style-name="T5">0</text:span><text:span text:style-name="T3">V</text:span></text:p>
          </draw:text-box>
        </draw:frame>
        <draw:frame draw:style-name="gr5" draw:layer="layout" svg:width="2.653cm" svg:height="1.136cm" svg:x="16.761cm" svg:y="14.335cm">
          <draw:text-box>
            <text:p>x<text:span text:style-name="T6">k</text:span>=<text:span text:style-name="T1">ξ</text:span><text:span text:style-name="T7">k</text:span>/<text:span text:style-name="T1">Ω</text:span></text:p>
          </draw:text-box>
        </draw:frame>
        <draw:frame draw:style-name="gr5" draw:layer="layout" svg:width="0.903cm" svg:height="1.012cm" svg:x="16.269cm" svg:y="10.042cm">
          <draw:text-box>
            <text:p>e</text:p>
          </draw:text-box>
        </draw:frame>
        <draw:frame draw:style-name="gr5" draw:text-style-name="P2" draw:layer="layout" svg:width="1.509cm" svg:height="0.811cm" svg:x="16.636cm" svg:y="9.89cm">
          <draw:text-box>
            <text:p><text:span text:style-name="T3">-1/</text:span><text:span text:style-name="T4">ρ</text:span><text:span text:style-name="T5">0</text:span><text:span text:style-name="T3">V</text:span></text:p>
          </draw:text-box>
        </draw:frame>
        <draw:path draw:style-name="gr9" draw:text-style-name="P1" draw:layer="layout" svg:width="3.833cm" svg:height="0.705cm" draw:transform="rotate (-2.55359122859361) translate (15.913108170727cm 11.3784685166603cm)" svg:viewBox="0 0 3834 706" svg:d="m0-36492c-25-42 1252-76 1896-96s850 690 1057 704c298 20 881-176 881-176">
          <text:p/>
        </draw:path>
        <draw:frame draw:style-name="gr5" draw:layer="layout" svg:width="1.42cm" svg:height="1.136cm" svg:x="15.991cm" svg:y="10.701cm">
          <draw:text-box>
            <text:p><text:span text:style-name="T8">2</text:span>x<text:span text:style-name="T6">k</text:span></text:p>
          </draw:text-box>
        </draw:frame>
        <draw:frame draw:style-name="gr5" draw:text-style-name="P2" draw:layer="layout" svg:width="1.39cm" svg:height="0.811cm" svg:x="11.04cm" svg:y="5.445cm">
          <draw:text-box>
            <text:p><text:span text:style-name="T3">1/</text:span><text:span text:style-name="T4">ρ</text:span><text:span text:style-name="T5">0</text:span><text:span text:style-name="T3">V</text:span></text:p>
          </draw:text-box>
        </draw:frame>
        <draw:path draw:style-name="gr9" draw:text-style-name="P1" draw:layer="layout" svg:width="2.503cm" svg:height="0.317cm" draw:transform="rotate (-2.55359122859361) translate (10.7060136361626cm 6.59909011647709cm)" svg:viewBox="0 0 2504 318" svg:d="m1-22541c-27-41 609-364 999-312 234 31 420 139 624 174 299-11 880-176 880-176">
          <text:p/>
        </draw:path>
        <draw:line draw:style-name="gr2" draw:text-style-name="P1" draw:layer="layout" svg:x1="16.338cm" svg:y1="10.911cm" svg:x2="16.973cm" svg:y2="10.911cm">
          <text:p/>
        </draw:line>
        <draw:frame draw:style-name="gr5" draw:layer="layout" svg:width="1.983cm" svg:height="1.136cm" svg:x="9.605cm" svg:y="5.445cm">
          <draw:text-box>
            <text:p>-<text:span text:style-name="T8">2</text:span>x<text:span text:style-name="T6">k</text:span>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zggame </meta:initial-creator>
    <meta:creation-date>2010-02-22T16:44:53</meta:creation-date>
    <dc:date>2010-02-25T15:41:25</dc:date>
    <dc:creator>zggame </dc:creator>
    <meta:editing-duration>PT00H10M28S</meta:editing-duration>
    <meta:editing-cycles>3</meta:editing-cycles>
    <meta:generator>OpenOffice.org/3.1$Unix OpenOffice.org_project/310m19$Build-9420</meta:generator>
    <meta:document-statistic meta:object-count="27"/>
  </office:meta>
</office:document-meta>
</file>